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4228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4.7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5437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5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1" style:font-name-asian="Cambria" style:font-name-complex="Cambria"/>
    </style:style>
    <style:style style:name="ce53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3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1" style:font-name-asian="Cambria" style:font-name-complex="Cambria"/>
    </style:style>
    <style:style style:name="ce27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" style:font-name-asian="Cambria" style:font-name-complex="Cambria"/>
    </style:style>
    <style:style style:name="ce18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3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Excel_20_Built-in_20_Comma" style:data-style-name="N1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_ГРУППЫ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number-columns-repeated="1021" table:default-cell-style-name="ce45"/>
        <table:table-row table:style-name="ro1">
          <table:table-cell table:style-name="ce2" table:number-columns-repeated="2"/>
          <table:table-cell table:style-name="ce3"/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Безопасность и устойчивое развитие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Комфорт и удобство</text:p>
          </table:table-cell>
          <table:covered-table-cell table:number-columns-repeated="2"/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Эффективность транспортной сети</text:p>
          </table:table-cell>
          <table:covered-table-cell table:number-columns-repeated="2"/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Ценовая доступность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Физическая доступность</text:p>
          </table:table-cell>
          <table:covered-table-cell table:number-columns-repeated="2"/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4" table:number-columns-repeated="1021" table:default-cell-style-name="ce45"/>
        <table:table-row table:style-name="ro3">
          <table:table-cell table:style-name="ce47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number-columns-repeated="2"/>
          <table:table-cell table:style-name="ce5" office:value-type="string" calcext:value-type="string">
            <text:p>ВЕС</text:p>
          </table:table-cell>
          <table:table-cell table:style-name="ce47" office:value-type="string" calcext:value-type="string">
            <text:p>ПРОБА</text:p>
          </table:table-cell>
          <table:table-cell table:style-name="ce47" office:value-type="string" calcext:value-type="string">
            <text:p>КАЗАНЬ</text:p>
          </table:table-cell>
          <table:table-cell table:style-name="ce47" office:value-type="string" calcext:value-type="string">
            <text:p>ИЖЕВСК</text:p>
          </table:table-cell>
          <table:table-cell table:style-name="ce47" office:value-type="string" calcext:value-type="string">
            <text:p>ЯРОСЛАВЛЬ</text:p>
          </table:table-cell>
          <table:table-cell table:style-name="ce47" office:value-type="string" calcext:value-type="string">
            <text:p>ТАГАНРОГ</text:p>
          </table:table-cell>
          <table:table-cell table:style-name="ce47" office:value-type="string" calcext:value-type="string">
            <text:p>КУРГАН</text:p>
          </table:table-cell>
          <table:table-cell table:style-name="ce47" office:value-type="string" calcext:value-type="string">
            <text:p>ВОЛОГДА</text:p>
          </table:table-cell>
          <table:table-cell table:style-name="ce47" office:value-type="string" calcext:value-type="string">
            <text:p>ТАМБОВ</text:p>
          </table:table-cell>
          <table:table-cell table:style-name="ce47" office:value-type="string" calcext:value-type="string">
            <text:p>ОРЁЛ</text:p>
          </table:table-cell>
          <table:table-cell table:style-name="ce47" office:value-type="string" calcext:value-type="string">
            <text:p>ГРОЗНЫЙ</text:p>
          </table:table-cell>
          <table:table-cell table:style-name="ce47" office:value-type="string" calcext:value-type="string">
            <text:p>ВЛАДИКАВКАЗ</text:p>
          </table:table-cell>
          <table:table-cell table:style-name="ce47" office:value-type="string" calcext:value-type="string">
            <text:p>МУРМАНСК</text:p>
          </table:table-cell>
          <table:table-cell table:style-name="ce47" office:value-type="string" calcext:value-type="string">
            <text:p>ПЕТРОЗАВОДСК</text:p>
          </table:table-cell>
          <table:table-cell table:style-name="ce47" office:value-type="string" calcext:value-type="string">
            <text:p>КОСТРОМА</text:p>
          </table:table-cell>
          <table:table-cell table:style-name="ce47" office:value-type="string" calcext:value-type="string">
            <text:p>ЙОШКАР-ОЛА</text:p>
          </table:table-cell>
          <table:table-cell table:style-name="ce47" office:value-type="string" calcext:value-type="string">
            <text:p>СЫКТЫВКАР</text:p>
          </table:table-cell>
          <table:table-cell table:style-name="ce47" office:value-type="string" calcext:value-type="string">
            <text:p>НАЛЬЧИК</text:p>
          </table:table-cell>
          <table:table-cell table:style-name="ce47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7" office:value-type="string" calcext:value-type="string">
            <text:p>ПСКОВ</text:p>
          </table:table-cell>
          <table:table-cell table:style-name="ce47" office:value-type="string" calcext:value-type="string">
            <text:p>ПЕРМЬ</text:p>
          </table:table-cell>
          <table:table-cell table:style-name="ce47" office:value-type="string" calcext:value-type="string">
            <text:p>ОРЕНБУРГ</text:p>
          </table:table-cell>
          <table:table-cell table:style-name="ce47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7" office:value-type="string" calcext:value-type="string">
            <text:p>САРАТОВ</text:p>
          </table:table-cell>
          <table:table-cell table:style-name="ce47" office:value-type="string" calcext:value-type="string">
            <text:p>ТОЛЬЯТТИ</text:p>
          </table:table-cell>
          <table:table-cell table:style-name="ce47" office:value-type="string" calcext:value-type="string">
            <text:p>БАРНАУЛ</text:p>
          </table:table-cell>
          <table:table-cell table:style-name="ce47" office:value-type="string" calcext:value-type="string">
            <text:p>УЛЬЯНОВСК</text:p>
          </table:table-cell>
          <table:table-cell table:style-name="ce47" office:value-type="string" calcext:value-type="string">
            <text:p>ИРКУТСК</text:p>
          </table:table-cell>
          <table:table-cell table:style-name="ce47" office:value-type="string" calcext:value-type="string">
            <text:p>ХАБАРОВСК</text:p>
          </table:table-cell>
          <table:table-cell table:style-name="ce47" office:value-type="string" calcext:value-type="string">
            <text:p>ВЛАДИВОСТОК</text:p>
          </table:table-cell>
          <table:table-cell table:style-name="ce47" office:value-type="string" calcext:value-type="string">
            <text:p>МАХАЧКАЛА</text:p>
          </table:table-cell>
          <table:table-cell table:style-name="ce47" office:value-type="string" calcext:value-type="string">
            <text:p>ТОМСК</text:p>
          </table:table-cell>
          <table:table-cell table:style-name="ce47" office:value-type="string" calcext:value-type="string">
            <text:p>КЕМЕРОВО</text:p>
          </table:table-cell>
          <table:table-cell table:style-name="ce47" office:value-type="string" calcext:value-type="string">
            <text:p>НОВОКУЗНЕЦК</text:p>
          </table:table-cell>
          <table:table-cell table:style-name="ce47" office:value-type="string" calcext:value-type="string">
            <text:p>РЯЗАНЬ</text:p>
          </table:table-cell>
          <table:table-cell table:style-name="ce47" office:value-type="string" calcext:value-type="string">
            <text:p>АСТРАХАНЬ</text:p>
          </table:table-cell>
          <table:table-cell table:style-name="ce47" office:value-type="string" calcext:value-type="string">
            <text:p>ПЕНЗА</text:p>
          </table:table-cell>
          <table:table-cell table:style-name="ce47" office:value-type="string" calcext:value-type="string">
            <text:p>КИРОВ</text:p>
          </table:table-cell>
          <table:table-cell table:style-name="ce47" office:value-type="string" calcext:value-type="string">
            <text:p>ЛИПЕЦК</text:p>
          </table:table-cell>
          <table:table-cell table:style-name="ce47" office:value-type="string" calcext:value-type="string">
            <text:p>ЧЕБОКСАРЫ</text:p>
          </table:table-cell>
          <table:table-cell table:style-name="ce47" office:value-type="string" calcext:value-type="string">
            <text:p>КАЛИНИНГРАД</text:p>
          </table:table-cell>
          <table:table-cell table:style-name="ce47" office:value-type="string" calcext:value-type="string">
            <text:p>ТУЛА</text:p>
          </table:table-cell>
          <table:table-cell table:style-name="ce47" office:value-type="string" calcext:value-type="string">
            <text:p>КУРСК</text:p>
          </table:table-cell>
          <table:table-cell table:style-name="ce47" office:value-type="string" calcext:value-type="string">
            <text:p>СЕВАСТОПОЛЬ</text:p>
          </table:table-cell>
          <table:table-cell table:style-name="ce47" office:value-type="string" calcext:value-type="string">
            <text:p>СОЧИ</text:p>
          </table:table-cell>
          <table:table-cell table:style-name="ce47" office:value-type="string" calcext:value-type="string">
            <text:p>СТАВРОПОЛЬ</text:p>
          </table:table-cell>
          <table:table-cell table:style-name="ce47" office:value-type="string" calcext:value-type="string">
            <text:p>УЛАН-УДЭ</text:p>
          </table:table-cell>
          <table:table-cell table:style-name="ce47" office:value-type="string" calcext:value-type="string">
            <text:p>МАГНИТОГОРСК</text:p>
          </table:table-cell>
          <table:table-cell table:style-name="ce47" office:value-type="string" calcext:value-type="string">
            <text:p>БРЯНСК</text:p>
          </table:table-cell>
          <table:table-cell table:style-name="ce47" office:value-type="string" calcext:value-type="string">
            <text:p>ИВАНОВО</text:p>
          </table:table-cell>
          <table:table-cell table:style-name="ce47" office:value-type="string" calcext:value-type="string">
            <text:p>БЕЛГОРОД</text:p>
          </table:table-cell>
          <table:table-cell table:style-name="ce47" office:value-type="string" calcext:value-type="string">
            <text:p>СУРГУТ</text:p>
          </table:table-cell>
          <table:table-cell table:style-name="ce47" office:value-type="string" calcext:value-type="string">
            <text:p>ВЛАДИМИР</text:p>
          </table:table-cell>
          <table:table-cell table:style-name="ce47" office:value-type="string" calcext:value-type="string">
            <text:p>ЧИТА</text:p>
          </table:table-cell>
          <table:table-cell table:style-name="ce47" office:value-type="string" calcext:value-type="string">
            <text:p>АРХАНГЕЛЬСК</text:p>
          </table:table-cell>
          <table:table-cell table:style-name="ce47" office:value-type="string" calcext:value-type="string">
            <text:p>СИМФЕРОПОЛЬ</text:p>
          </table:table-cell>
          <table:table-cell table:style-name="ce47" office:value-type="string" calcext:value-type="string">
            <text:p>КАЛУГА</text:p>
          </table:table-cell>
          <table:table-cell table:style-name="ce47" office:value-type="string" calcext:value-type="string">
            <text:p>СМОЛЕНСК</text:p>
          </table:table-cell>
          <table:table-cell table:style-name="ce47" office:value-type="string" calcext:value-type="string">
            <text:p>ВОЛЖСКИЙ</text:p>
          </table:table-cell>
          <table:table-cell table:style-name="ce47" office:value-type="string" calcext:value-type="string">
            <text:p>ЯКУТСК</text:p>
          </table:table-cell>
          <table:table-cell table:style-name="ce47" office:value-type="string" calcext:value-type="string">
            <text:p>САРАНСК</text:p>
          </table:table-cell>
          <table:table-cell table:style-name="ce47" office:value-type="string" calcext:value-type="string">
            <text:p>ЧЕРЕПОВЕЦ</text:p>
          </table:table-cell>
          <table:table-cell table:style-name="ce47" office:value-type="string" calcext:value-type="string">
            <text:p>НОВОСИБИРСК</text:p>
          </table:table-cell>
          <table:table-cell table:style-name="ce47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7" office:value-type="string" calcext:value-type="string">
            <text:p>Н. ТАГИЛ</text:p>
          </table:table-cell>
          <table:table-cell table:style-name="ce47" office:value-type="string" calcext:value-type="string">
            <text:p>ВОРОНЕЖ</text:p>
          </table:table-cell>
          <table:table-cell table:style-name="ce47" office:value-type="string" calcext:value-type="string">
            <text:p>Н.НОВГОРОД</text:p>
          </table:table-cell>
          <table:table-cell table:style-name="ce47" office:value-type="string" calcext:value-type="string">
            <text:p>САМАРА</text:p>
          </table:table-cell>
          <table:table-cell table:style-name="ce47" office:value-type="string" calcext:value-type="string">
            <text:p>ТЮМЕНЬ</text:p>
          </table:table-cell>
          <table:table-cell table:style-name="ce47" office:value-type="string" calcext:value-type="string">
            <text:p>ТВЕРЬ</text:p>
          </table:table-cell>
          <table:table-cell table:style-name="ce47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Численность населения (01.01.2020)</text:p>
          </table:table-cell>
          <table:table-cell table:style-name="ce12" office:value-type="string" calcext:value-type="string">
            <text:p>Росстат</text:p>
          </table:table-cell>
          <table:table-cell table:style-name="ce12" office:value-type="string" calcext:value-type="string">
            <text:p>млн чел.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Длина УДС первой и второй категорий (primary/secondary)</text:p>
          </table:table-cell>
          <table:table-cell table:style-name="ce9" office:value-type="string" calcext:value-type="string">
            <text:p>OSM</text:p>
          </table:table-cell>
          <table:table-cell table:style-name="ce9" office:value-type="string" calcext:value-type="string">
            <text:p>км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активной зоны города (экспертно)</text:p>
          </table:table-cell>
          <table:table-cell table:style-name="ce12" office:value-type="string" calcext:value-type="string">
            <text:p>OSM</text:p>
          </table:table-cell>
          <table:table-cell table:style-name="ce12" office:value-type="string" calcext:value-type="string">
            <text:p>кв. км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НОТ (год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метрополитена (год)</text:p>
          </table:table-cell>
          <table:table-cell table:style-name="ce9" office:value-type="string" calcext:value-type="string">
            <text:p>TRACKMAP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3" office:value-type="string" calcext:value-type="string">
            <text:p>Количество действующих пунктов всего</text:p>
          </table:table-cell>
          <table:table-cell table:style-name="ce27" office:value-type="string" calcext:value-type="string">
            <text:p>VISUM</text:p>
          </table:table-cell>
          <table:table-cell table:style-name="ce27" office:value-type="string" calcext:value-type="string">
            <text:p>ед.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Количество остановочных пунктов в активной зоне города</text:p>
          </table:table-cell>
          <table:table-cell table:style-name="ce9" office:value-type="string" calcext:value-type="string">
            <text:p>QGIS</text:p>
          </table:table-cell>
          <table:table-cell table:style-name="ce9" office:value-type="string" calcext:value-type="string">
            <text:p>ед.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number-columns-repeated="943"/>
        </table:table-row>
        <table:table-row table:style-name="ro2">
          <table:table-cell table:style-name="ce54" office:value-type="string" calcext:value-type="string">
            <text:p>Количество этажных домов (02.2021)</text:p>
          </table:table-cell>
          <table:table-cell table:style-name="ce18" office:value-type="string" calcext:value-type="string">
            <text:p>РеформаЖКХ</text:p>
          </table:table-cell>
          <table:table-cell table:style-name="ce18" office:value-type="string" calcext:value-type="string">
            <text:p>ед.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(???)</text:p>
          </table:table-cell>
          <table:table-cell table:style-name="ce32" table:number-columns-repeated="2"/>
          <table:table-cell table:style-name="ce33"/>
          <table:table-cell table:style-name="ce34" table:number-columns-repeated="76"/>
          <table:table-cell table:style-name="ce35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51" office:value-type="string" calcext:value-type="string">
            <text:p>Площадь покрытия остановками (700 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метрополитеном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метрополитеном (???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покрытия станциями метрополитена (1 к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лотность распределения остановок по территории города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ед./кв.км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ой ОТ территории (7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ия ОТ станциями метрополитена (1 0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населения с доступом к метрополитену (1 000 м)</text:p>
          </table:table-cell>
          <table:table-cell table:style-name="ce36" office:value-type="string" calcext:value-type="string">
            <text:p>QGIS</text:p>
          </table:table-cell>
          <table:table-cell table:style-name="ce36" office:value-type="string" calcext:value-type="string">
            <text:p>тыс. чел.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8" office:value-type="string" calcext:value-type="string">
            <text:p>Доля населения с доступом к метрополитену (1 000 м)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%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36" office:value-type="string" calcext:value-type="string">
            <text:p>Население с доступом к ОТ (500 м)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млн. чел.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number-columns-repeated="943"/>
        </table:table-row>
        <table:table-row table:style-name="ro2">
          <table:table-cell table:style-name="ce32" office:value-type="string" calcext:value-type="string">
            <text:p>Доля населения с доступом к ОТ (5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number-columns-repeated="943"/>
        </table:table-row>
        <table:table-row table:style-name="ro2">
          <table:table-cell table:style-name="ce60" office:value-type="string" calcext:value-type="string">
            <text:p>Средневзвешенное по числу рейсов расстояние между остановками</text:p>
          </table:table-cell>
          <table:table-cell table:style-name="ce60" office:value-type="string" calcext:value-type="string">
            <text:p>VISUM</text:p>
          </table:table-cell>
          <table:table-cell table:style-name="ce60" office:value-type="string" calcext:value-type="string">
            <text:p>м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number-columns-repeated="943"/>
        </table:table-row>
        <table:table-row table:style-name="ro2">
          <table:table-cell table:style-name="ce61" office:value-type="string" calcext:value-type="string">
            <text:p>Число погибши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ранены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ДТП с участием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ед.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Число ДТП с участием ОТ на единицу П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ед./Т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3" office:value-type="string" calcext:value-type="string">
            <text:p>Количество раненых и погибших в расчете на 1 ДТП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string" calcext:value-type="string">
            <text:p>чел./ед.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Количество раненых в расчете на млн. пассажиров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чел./млн.чел.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2" table:number-columns-repeated="3"/>
          <table:table-cell table:style-name="ce10"/>
          <table:table-cell table:style-name="ce13"/>
          <table:table-cell table:style-name="ce20" table:number-columns-repeated="76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126"/>
        <table:table-column table:style-name="co9" table:number-columns-repeated="2" table:default-cell-style-name="Default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201"/>
          <table:table-cell table:style-name="ce201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123" office:value-type="string" calcext:value-type="string">
            <text:p>Количество трамвайных вагонов (14.03.2021)</text:p>
          </table:table-cell>
          <table:table-cell table:style-name="ce132" office:value-type="string" calcext:value-type="string">
            <text:p>СТТС</text:p>
          </table:table-cell>
          <table:table-cell table:style-name="ce132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</table:table-row>
        <table:table-row table:style-name="ro2">
          <table:table-cell table:style-name="ce124" office:value-type="string" calcext:value-type="string">
            <text:p>Количество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4" office:value-type="string" calcext:value-type="string">
            <text:p>Количество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Количество авт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ед.</text:p>
          </table:table-cell>
          <table:table-cell table:style-name="Default" table:number-columns-repeated="2"/>
          <table:table-cell table:style-name="Default" table:formula="of:=[.F10]/[.F15]*100" office:value-type="float" office:value="1228" calcext:value-type="float">
            <text:p>1228</text:p>
          </table:table-cell>
          <table:table-cell table:style-name="Default" table:formula="of:=[.G10]/[.G15]*100" office:value-type="float" office:value="697" calcext:value-type="float">
            <text:p>697</text:p>
          </table:table-cell>
          <table:table-cell table:style-name="Default" table:formula="of:=[.H10]/[.H15]*100" office:value-type="float" office:value="1086" calcext:value-type="float">
            <text:p>1086</text:p>
          </table:table-cell>
          <table:table-cell table:style-name="Default" table:formula="of:=[.I10]/[.I15]*100" office:value-type="float" office:value="529" calcext:value-type="float">
            <text:p>529</text:p>
          </table:table-cell>
          <table:table-cell table:style-name="Default" table:formula="of:=[.J10]/[.J15]*100" office:value-type="float" office:value="511" calcext:value-type="float">
            <text:p>511</text:p>
          </table:table-cell>
          <table:table-cell table:style-name="Default" table:formula="of:=[.K10]/[.K15]*100" office:value-type="float" office:value="448" calcext:value-type="float">
            <text:p>448</text:p>
          </table:table-cell>
          <table:table-cell table:style-name="Default" table:formula="of:=[.L10]/[.L15]*100" office:value-type="float" office:value="737" calcext:value-type="float">
            <text:p>737</text:p>
          </table:table-cell>
          <table:table-cell table:style-name="Default" table:formula="of:=[.M10]/[.M15]*100" office:value-type="float" office:value="946.999999999999" calcext:value-type="float">
            <text:p>946.999999999999</text:p>
          </table:table-cell>
          <table:table-cell table:style-name="Default" table:formula="of:=[.N10]/[.N15]*100" office:value-type="float" office:value="523" calcext:value-type="float">
            <text:p>523</text:p>
          </table:table-cell>
          <table:table-cell table:style-name="Default" table:formula="of:=[.O10]/[.O15]*100" office:value-type="float" office:value="429" calcext:value-type="float">
            <text:p>429</text:p>
          </table:table-cell>
          <table:table-cell table:style-name="Default" table:formula="of:=[.P10]/[.P15]*100" office:value-type="float" office:value="563" calcext:value-type="float">
            <text:p>563</text:p>
          </table:table-cell>
          <table:table-cell table:style-name="Default" table:formula="of:=[.Q10]/[.Q15]*100" office:value-type="float" office:value="475" calcext:value-type="float">
            <text:p>475</text:p>
          </table:table-cell>
          <table:table-cell table:style-name="Default" table:formula="of:=[.R10]/[.R15]*100" office:value-type="float" office:value="338" calcext:value-type="float">
            <text:p>338</text:p>
          </table:table-cell>
          <table:table-cell table:style-name="Default" table:formula="of:=[.S10]/[.S15]*100" office:value-type="float" office:value="797" calcext:value-type="float">
            <text:p>797</text:p>
          </table:table-cell>
          <table:table-cell table:style-name="Default" table:formula="of:=[.T10]/[.T15]*100" office:value-type="float" office:value="463" calcext:value-type="float">
            <text:p>463</text:p>
          </table:table-cell>
          <table:table-cell table:style-name="Default" table:formula="of:=[.U10]/[.U15]*100" office:value-type="float" office:value="691" calcext:value-type="float">
            <text:p>691</text:p>
          </table:table-cell>
          <table:table-cell table:style-name="Default" table:formula="of:=[.V10]/[.V15]*100" office:value-type="float" office:value="611" calcext:value-type="float">
            <text:p>611</text:p>
          </table:table-cell>
          <table:table-cell table:style-name="Default" table:formula="of:=[.W10]/[.W15]*100" office:value-type="float" office:value="454" calcext:value-type="float">
            <text:p>454</text:p>
          </table:table-cell>
          <table:table-cell table:style-name="Default" table:formula="of:=[.X10]/[.X15]*100" office:value-type="float" office:value="724" calcext:value-type="float">
            <text:p>724</text:p>
          </table:table-cell>
          <table:table-cell table:style-name="Default" table:formula="of:=[.Y10]/[.Y15]*100" office:value-type="float" office:value="1987" calcext:value-type="float">
            <text:p>1987</text:p>
          </table:table-cell>
          <table:table-cell table:style-name="Default" table:formula="of:=[.Z10]/[.Z15]*100" office:value-type="float" office:value="973.000000000001" calcext:value-type="float">
            <text:p>973.000000000001</text:p>
          </table:table-cell>
          <table:table-cell table:style-name="Default" table:formula="of:=[.AA10]/[.AA15]*100" office:value-type="float" office:value="2053" calcext:value-type="float">
            <text:p>2053</text:p>
          </table:table-cell>
          <table:table-cell table:style-name="Default" table:formula="of:=[.AB10]/[.AB15]*100" office:value-type="float" office:value="1128" calcext:value-type="float">
            <text:p>1128</text:p>
          </table:table-cell>
          <table:table-cell table:style-name="Default" table:formula="of:=[.AC10]/[.AC15]*100" office:value-type="float" office:value="1526" calcext:value-type="float">
            <text:p>1526</text:p>
          </table:table-cell>
          <table:table-cell table:style-name="Default" table:formula="of:=[.AD10]/[.AD15]*100" office:value-type="float" office:value="1166" calcext:value-type="float">
            <text:p>1166</text:p>
          </table:table-cell>
          <table:table-cell table:style-name="Default" table:formula="of:=[.AE10]/[.AE15]*100" office:value-type="float" office:value="1454" calcext:value-type="float">
            <text:p>1454</text:p>
          </table:table-cell>
          <table:table-cell table:style-name="Default" table:formula="of:=[.AF10]/[.AF15]*100" office:value-type="float" office:value="2482" calcext:value-type="float">
            <text:p>2482</text:p>
          </table:table-cell>
          <table:table-cell table:style-name="Default" table:formula="of:=[.AG10]/[.AG15]*100" office:value-type="float" office:value="1803" calcext:value-type="float">
            <text:p>1803</text:p>
          </table:table-cell>
          <table:table-cell table:style-name="Default" table:formula="of:=[.AH10]/[.AH15]*100" office:value-type="float" office:value="1076" calcext:value-type="float">
            <text:p>1076</text:p>
          </table:table-cell>
          <table:table-cell table:style-name="Default" table:formula="of:=[.AI10]/[.AI15]*100" office:value-type="float" office:value="892.999999999999" calcext:value-type="float">
            <text:p>892.999999999999</text:p>
          </table:table-cell>
          <table:table-cell table:style-name="Default" table:formula="of:=[.AJ10]/[.AJ15]*100" office:value-type="float" office:value="2578" calcext:value-type="float">
            <text:p>2578</text:p>
          </table:table-cell>
          <table:table-cell table:style-name="Default" table:formula="of:=[.AK10]/[.AK15]*100" office:value-type="float" office:value="1038" calcext:value-type="float">
            <text:p>1038</text:p>
          </table:table-cell>
          <table:table-cell table:style-name="Default" table:formula="of:=[.AL10]/[.AL15]*100" office:value-type="float" office:value="892" calcext:value-type="float">
            <text:p>892</text:p>
          </table:table-cell>
          <table:table-cell table:style-name="Default" table:formula="of:=[.AM10]/[.AM15]*100" office:value-type="float" office:value="1082" calcext:value-type="float">
            <text:p>1082</text:p>
          </table:table-cell>
          <table:table-cell table:style-name="Default" table:formula="of:=[.AN10]/[.AN15]*100" office:value-type="float" office:value="681" calcext:value-type="float">
            <text:p>681</text:p>
          </table:table-cell>
          <table:table-cell table:style-name="Default" table:formula="of:=[.AO10]/[.AO15]*100" office:value-type="float" office:value="1018" calcext:value-type="float">
            <text:p>1018</text:p>
          </table:table-cell>
          <table:table-cell table:style-name="Default" table:formula="of:=[.AP10]/[.AP15]*100" office:value-type="float" office:value="1114" calcext:value-type="float">
            <text:p>1114</text:p>
          </table:table-cell>
          <table:table-cell table:style-name="Default" table:formula="of:=[.AQ10]/[.AQ15]*100" office:value-type="float" office:value="754" calcext:value-type="float">
            <text:p>754</text:p>
          </table:table-cell>
          <table:table-cell table:style-name="Default" table:formula="of:=[.AR10]/[.AR15]*100" office:value-type="float" office:value="975.999999999999" calcext:value-type="float">
            <text:p>975.999999999999</text:p>
          </table:table-cell>
          <table:table-cell table:style-name="Default" table:formula="of:=[.AS10]/[.AS15]*100" office:value-type="float" office:value="1659" calcext:value-type="float">
            <text:p>1659</text:p>
          </table:table-cell>
          <table:table-cell table:style-name="Default" table:formula="of:=[.AT10]/[.AT15]*100" office:value-type="float" office:value="598" calcext:value-type="float">
            <text:p>598</text:p>
          </table:table-cell>
          <table:table-cell table:style-name="Default" table:formula="of:=[.AU10]/[.AU15]*100" office:value-type="float" office:value="2454" calcext:value-type="float">
            <text:p>2454</text:p>
          </table:table-cell>
          <table:table-cell table:style-name="Default" table:formula="of:=[.AV10]/[.AV15]*100" office:value-type="float" office:value="1166" calcext:value-type="float">
            <text:p>1166</text:p>
          </table:table-cell>
          <table:table-cell table:style-name="Default" table:formula="of:=[.AW10]/[.AW15]*100" office:value-type="float" office:value="700" calcext:value-type="float">
            <text:p>700</text:p>
          </table:table-cell>
          <table:table-cell table:style-name="Default" table:formula="of:=[.AX10]/[.AX15]*100" office:value-type="float" office:value="1673" calcext:value-type="float">
            <text:p>1673</text:p>
          </table:table-cell>
          <table:table-cell table:style-name="Default" table:formula="of:=[.AY10]/[.AY15]*100" office:value-type="float" office:value="1810" calcext:value-type="float">
            <text:p>1810</text:p>
          </table:table-cell>
          <table:table-cell table:style-name="Default" table:formula="of:=[.AZ10]/[.AZ15]*100" office:value-type="float" office:value="2133" calcext:value-type="float">
            <text:p>2133</text:p>
          </table:table-cell>
          <table:table-cell table:style-name="Default" table:formula="of:=[.BA10]/[.BA15]*100" office:value-type="float" office:value="1012" calcext:value-type="float">
            <text:p>1012</text:p>
          </table:table-cell>
          <table:table-cell table:style-name="Default" table:formula="of:=[.BB10]/[.BB15]*100" office:value-type="float" office:value="1109" calcext:value-type="float">
            <text:p>1109</text:p>
          </table:table-cell>
          <table:table-cell table:style-name="Default" table:formula="of:=[.BC10]/[.BC15]*100" office:value-type="float" office:value="811" calcext:value-type="float">
            <text:p>811</text:p>
          </table:table-cell>
          <table:table-cell table:style-name="Default" table:formula="of:=[.BD10]/[.BD15]*100" office:value-type="float" office:value="703" calcext:value-type="float">
            <text:p>703</text:p>
          </table:table-cell>
          <table:table-cell table:style-name="Default" table:formula="of:=[.BE10]/[.BE15]*100" office:value-type="float" office:value="359" calcext:value-type="float">
            <text:p>359</text:p>
          </table:table-cell>
          <table:table-cell table:style-name="Default" table:formula="of:=[.BF10]/[.BF15]*100" office:value-type="float" office:value="462" calcext:value-type="float">
            <text:p>462</text:p>
          </table:table-cell>
          <table:table-cell table:style-name="Default" table:formula="of:=[.BG10]/[.BG15]*100" office:value-type="float" office:value="431" calcext:value-type="float">
            <text:p>431</text:p>
          </table:table-cell>
          <table:table-cell table:style-name="Default" table:formula="of:=[.BH10]/[.BH15]*100" office:value-type="float" office:value="394" calcext:value-type="float">
            <text:p>394</text:p>
          </table:table-cell>
          <table:table-cell table:style-name="Default" table:formula="of:=[.BI10]/[.BI15]*100" office:value-type="float" office:value="952" calcext:value-type="float">
            <text:p>952</text:p>
          </table:table-cell>
          <table:table-cell table:style-name="Default" table:formula="of:=[.BJ10]/[.BJ15]*100" office:value-type="float" office:value="1208" calcext:value-type="float">
            <text:p>1208</text:p>
          </table:table-cell>
          <table:table-cell table:style-name="Default" table:formula="of:=[.BK10]/[.BK15]*100" office:value-type="float" office:value="808" calcext:value-type="float">
            <text:p>808</text:p>
          </table:table-cell>
          <table:table-cell table:style-name="Default" table:formula="of:=[.BL10]/[.BL15]*100" office:value-type="float" office:value="891" calcext:value-type="float">
            <text:p>891</text:p>
          </table:table-cell>
          <table:table-cell table:style-name="Default" table:formula="of:=[.BM10]/[.BM15]*100" office:value-type="float" office:value="683" calcext:value-type="float">
            <text:p>683</text:p>
          </table:table-cell>
          <table:table-cell table:style-name="Default" table:formula="of:=[.BN10]/[.BN15]*100" office:value-type="float" office:value="680" calcext:value-type="float">
            <text:p>680</text:p>
          </table:table-cell>
          <table:table-cell table:style-name="Default" table:formula="of:=[.BO10]/[.BO15]*100" office:value-type="float" office:value="553" calcext:value-type="float">
            <text:p>553</text:p>
          </table:table-cell>
          <table:table-cell table:style-name="Default" table:formula="of:=[.BP10]/[.BP15]*100" office:value-type="float" office:value="2531" calcext:value-type="float">
            <text:p>2531</text:p>
          </table:table-cell>
          <table:table-cell table:style-name="Default" table:formula="of:=[.BQ10]/[.BQ15]*100" office:value-type="float" office:value="4323" calcext:value-type="float">
            <text:p>4323</text:p>
          </table:table-cell>
          <table:table-cell table:style-name="Default" table:formula="of:=[.BR10]/[.BR15]*100" office:value-type="float" office:value="1133" calcext:value-type="float">
            <text:p>1133</text:p>
          </table:table-cell>
          <table:table-cell table:style-name="Default" table:formula="of:=[.BS10]/[.BS15]*100" office:value-type="float" office:value="3026" calcext:value-type="float">
            <text:p>3026</text:p>
          </table:table-cell>
          <table:table-cell table:style-name="Default" table:formula="of:=[.BT10]/[.BT15]*100" office:value-type="float" office:value="1236" calcext:value-type="float">
            <text:p>1236</text:p>
          </table:table-cell>
          <table:table-cell table:style-name="Default" table:formula="of:=[.BU10]/[.BU15]*100" office:value-type="float" office:value="2726" calcext:value-type="float">
            <text:p>2726</text:p>
          </table:table-cell>
          <table:table-cell table:style-name="Default" table:formula="of:=[.BV10]/[.BV15]*100" office:value-type="float" office:value="2228" calcext:value-type="float">
            <text:p>2228</text:p>
          </table:table-cell>
          <table:table-cell table:style-name="Default" table:formula="of:=[.BW10]/[.BW15]*100" office:value-type="float" office:value="866" calcext:value-type="float">
            <text:p>866</text:p>
          </table:table-cell>
          <table:table-cell table:style-name="Default" table:formula="of:=[.BX10]/[.BX15]*100" office:value-type="float" office:value="2108" calcext:value-type="float">
            <text:p>2108</text:p>
          </table:table-cell>
          <table:table-cell table:style-name="Default" table:formula="of:=[.BY10]/[.BY15]*100" office:value-type="float" office:value="1771" calcext:value-type="float">
            <text:p>1771</text:p>
          </table:table-cell>
          <table:table-cell table:style-name="Default" table:formula="of:=[.BZ10]/[.BZ15]*100" office:value-type="float" office:value="1737" calcext:value-type="float">
            <text:p>1737</text:p>
          </table:table-cell>
          <table:table-cell table:style-name="Default" table:formula="of:=[.CA10]/[.CA15]*100" office:value-type="float" office:value="1344" calcext:value-type="float">
            <text:p>1344</text:p>
          </table:table-cell>
          <table:table-cell table:style-name="Default" table:formula="of:=[.CB10]/[.CB15]*100" office:value-type="float" office:value="945" calcext:value-type="float">
            <text:p>945</text:p>
          </table:table-cell>
          <table:table-cell table:style-name="Default" table:formula="of:=[.CC10]/[.CC15]*100" office:value-type="float" office:value="975" calcext:value-type="float">
            <text:p>975</text:p>
          </table:table-cell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амвайных 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63" office:value-type="string" calcext:value-type="string">
            <text:p>Количество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вагонов метрополитена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амвайных вагон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2]=0; 0; [.F7]/[.F2]*100)" office:value-type="float" office:value="94.5945945945946" calcext:value-type="float">
            <text:p>94.5945945945946</text:p>
          </table:table-cell>
          <table:table-cell table:style-name="Default" table:formula="of:=IF([.G2]=0; 0; [.G7]/[.G2]*100)" office:value-type="float" office:value="75.6302521008403" calcext:value-type="float">
            <text:p>75.6302521008403</text:p>
          </table:table-cell>
          <table:table-cell table:style-name="Default" table:formula="of:=IF([.H2]=0; 0; [.H7]/[.H2]*100)" office:value-type="float" office:value="100" calcext:value-type="float">
            <text:p>100</text:p>
          </table:table-cell>
          <table:table-cell table:style-name="Default" table:formula="of:=IF([.I2]=0; 0; [.I7]/[.I2]*100)" office:value-type="float" office:value="78.4615384615385" calcext:value-type="float">
            <text:p>78.4615384615385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0" calcext:value-type="float">
            <text:p>0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48.7804878048781" calcext:value-type="float">
            <text:p>48.7804878048781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75" calcext:value-type="float">
            <text:p>75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0" calcext:value-type="float">
            <text:p>0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5.6441717791411" calcext:value-type="float">
            <text:p>65.6441717791411</text:p>
          </table:table-cell>
          <table:table-cell table:style-name="Default" table:formula="of:=IF([.Z2]=0; 0; [.Z7]/[.Z2]*100)" office:value-type="float" office:value="0" calcext:value-type="float">
            <text:p>0</text:p>
          </table:table-cell>
          <table:table-cell table:style-name="Default" table:formula="of:=IF([.AA2]=0; 0; [.AA7]/[.AA2]*100)" office:value-type="float" office:value="66.1184210526316" calcext:value-type="float">
            <text:p>66.1184210526316</text:p>
          </table:table-cell>
          <table:table-cell table:style-name="Default" table:formula="of:=IF([.AB2]=0; 0; [.AB7]/[.AB2]*100)" office:value-type="float" office:value="98.021978021978" calcext:value-type="float">
            <text:p>98.021978021978</text:p>
          </table:table-cell>
          <table:table-cell table:style-name="Default" table:formula="of:=IF([.AC2]=0; 0; [.AC7]/[.AC2]*100)" office:value-type="float" office:value="60.427807486631" calcext:value-type="float">
            <text:p>60.427807486631</text:p>
          </table:table-cell>
          <table:table-cell table:style-name="Default" table:formula="of:=IF([.AD2]=0; 0; [.AD7]/[.AD2]*100)" office:value-type="float" office:value="0" calcext:value-type="float">
            <text:p>0</text:p>
          </table:table-cell>
          <table:table-cell table:style-name="Default" table:formula="of:=IF([.AE2]=0; 0; [.AE7]/[.AE2]*100)" office:value-type="float" office:value="88.0165289256198" calcext:value-type="float">
            <text:p>88.0165289256198</text:p>
          </table:table-cell>
          <table:table-cell table:style-name="Default" table:formula="of:=IF([.AF2]=0; 0; [.AF7]/[.AF2]*100)" office:value-type="float" office:value="65.7004830917875" calcext:value-type="float">
            <text:p>65.7004830917875</text:p>
          </table:table-cell>
          <table:table-cell table:style-name="Default" table:formula="of:=IF([.AG2]=0; 0; [.AG7]/[.AG2]*100)" office:value-type="float" office:value="75" calcext:value-type="float">
            <text:p>75</text:p>
          </table:table-cell>
          <table:table-cell table:style-name="Default" table:formula="of:=IF([.AH2]=0; 0; [.AH7]/[.AH2]*100)" office:value-type="float" office:value="79.6296296296296" calcext:value-type="float">
            <text:p>79.6296296296296</text:p>
          </table:table-cell>
          <table:table-cell table:style-name="Default" table:formula="of:=IF([.AI2]=0; 0; [.AI7]/[.AI2]*100)" office:value-type="float" office:value="71.4285714285714" calcext:value-type="float">
            <text:p>71.4285714285714</text:p>
          </table:table-cell>
          <table:table-cell table:style-name="Default" table:formula="of:=IF([.AJ2]=0; 0; [.AJ7]/[.AJ2]*100)" office:value-type="float" office:value="0" calcext:value-type="float">
            <text:p>0</text:p>
          </table:table-cell>
          <table:table-cell table:style-name="Default" table:formula="of:=IF([.AK2]=0; 0; [.AK7]/[.AK2]*100)" office:value-type="float" office:value="85.7142857142857" calcext:value-type="float">
            <text:p>85.7142857142857</text:p>
          </table:table-cell>
          <table:table-cell table:style-name="Default" table:formula="of:=IF([.AL2]=0; 0; [.AL7]/[.AL2]*100)" office:value-type="float" office:value="79.0123456790123" calcext:value-type="float">
            <text:p>79.0123456790123</text:p>
          </table:table-cell>
          <table:table-cell table:style-name="Default" table:formula="of:=IF([.AM2]=0; 0; [.AM7]/[.AM2]*100)" office:value-type="float" office:value="89.5238095238095" calcext:value-type="float">
            <text:p>89.5238095238095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0" calcext:value-type="float">
            <text:p>0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2.7272727272727" calcext:value-type="float">
            <text:p>92.7272727272727</text:p>
          </table:table-cell>
          <table:table-cell table:style-name="Default" table:formula="of:=IF([.AS2]=0; 0; [.AS7]/[.AS2]*100)" office:value-type="float" office:value="0" calcext:value-type="float">
            <text:p>0</text:p>
          </table:table-cell>
          <table:table-cell table:style-name="Default" table:formula="of:=IF([.AT2]=0; 0; [.AT7]/[.AT2]*100)" office:value-type="float" office:value="95.4545454545455" calcext:value-type="float">
            <text:p>95.4545454545455</text:p>
          </table:table-cell>
          <table:table-cell table:style-name="Default" table:formula="of:=IF([.AU2]=0; 0; [.AU7]/[.AU2]*100)" office:value-type="float" office:value="73.4042553191489" calcext:value-type="float">
            <text:p>73.4042553191489</text:p>
          </table:table-cell>
          <table:table-cell table:style-name="Default" table:formula="of:=IF([.AV2]=0; 0; [.AV7]/[.AV2]*100)" office:value-type="float" office:value="51.6666666666667" calcext:value-type="float">
            <text:p>51.6666666666667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0" calcext:value-type="float">
            <text:p>0</text:p>
          </table:table-cell>
          <table:table-cell table:style-name="Default" table:formula="of:=IF([.AY2]=0; 0; [.AY7]/[.AY2]*100)" office:value-type="float" office:value="0" calcext:value-type="float">
            <text:p>0</text:p>
          </table:table-cell>
          <table:table-cell table:style-name="Default" table:formula="of:=IF([.AZ2]=0; 0; [.AZ7]/[.AZ2]*100)" office:value-type="float" office:value="100" calcext:value-type="float">
            <text:p>100</text:p>
          </table:table-cell>
          <table:table-cell table:style-name="Default" table:formula="of:=IF([.BA2]=0; 0; [.BA7]/[.BA2]*100)" office:value-type="float" office:value="79.8994974874372" calcext:value-type="float">
            <text:p>79.8994974874372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0" calcext:value-type="float">
            <text:p>0</text:p>
          </table:table-cell>
          <table:table-cell table:style-name="Default" table:formula="of:=IF([.BJ2]=0; 0; [.BJ7]/[.BJ2]*100)" office:value-type="float" office:value="0" calcext:value-type="float">
            <text:p>0</text:p>
          </table:table-cell>
          <table:table-cell table:style-name="Default" table:formula="of:=IF([.BK2]=0; 0; [.BK7]/[.BK2]*100)" office:value-type="float" office:value="81.1594202898551" calcext:value-type="float">
            <text:p>81.1594202898551</text:p>
          </table:table-cell>
          <table:table-cell table:style-name="Default" table:formula="of:=IF([.BL2]=0; 0; [.BL7]/[.BL2]*100)" office:value-type="float" office:value="82.5" calcext:value-type="float">
            <text:p>82.5</text:p>
          </table:table-cell>
          <table:table-cell table:style-name="Default" table:formula="of:=IF([.BM2]=0; 0; [.BM7]/[.BM2]*100)" office:value-type="float" office:value="0" calcext:value-type="float">
            <text:p>0</text:p>
          </table:table-cell>
          <table:table-cell table:style-name="Default" table:formula="of:=IF([.BN2]=0; 0; [.BN7]/[.BN2]*100)" office:value-type="float" office:value="0" calcext:value-type="float">
            <text:p>0</text:p>
          </table:table-cell>
          <table:table-cell table:style-name="Default" table:formula="of:=IF([.BO2]=0; 0; [.BO7]/[.BO2]*100)" office:value-type="float" office:value="69.2307692307692" calcext:value-type="float">
            <text:p>69.2307692307692</text:p>
          </table:table-cell>
          <table:table-cell table:style-name="Default" table:formula="of:=IF([.BP2]=0; 0; [.BP7]/[.BP2]*100)" office:value-type="float" office:value="76.0479041916168" calcext:value-type="float">
            <text:p>76.0479041916168</text:p>
          </table:table-cell>
          <table:table-cell table:style-name="Default" table:formula="of:=IF([.BQ2]=0; 0; [.BQ7]/[.BQ2]*100)" office:value-type="float" office:value="88.4615384615385" calcext:value-type="float">
            <text:p>88.4615384615385</text:p>
          </table:table-cell>
          <table:table-cell table:style-name="Default" table:formula="of:=IF([.BR2]=0; 0; [.BR7]/[.BR2]*100)" office:value-type="float" office:value="43.5483870967742" calcext:value-type="float">
            <text:p>43.5483870967742</text:p>
          </table:table-cell>
          <table:table-cell table:style-name="Default" table:formula="of:=IF([.BS2]=0; 0; [.BS7]/[.BS2]*100)" office:value-type="float" office:value="72.5190839694656" calcext:value-type="float">
            <text:p>72.5190839694656</text:p>
          </table:table-cell>
          <table:table-cell table:style-name="Default" table:formula="of:=IF([.BT2]=0; 0; [.BT7]/[.BT2]*100)" office:value-type="float" office:value="100" calcext:value-type="float">
            <text:p>100</text:p>
          </table:table-cell>
          <table:table-cell table:style-name="Default" table:formula="of:=IF([.BU2]=0; 0; [.BU7]/[.BU2]*100)" office:value-type="float" office:value="74.390243902439" calcext:value-type="float">
            <text:p>74.390243902439</text:p>
          </table:table-cell>
          <table:table-cell table:style-name="Default" table:formula="of:=IF([.BV2]=0; 0; [.BV7]/[.BV2]*100)" office:value-type="float" office:value="97.8658536585366" calcext:value-type="float">
            <text:p>97.8658536585366</text:p>
          </table:table-cell>
          <table:table-cell table:style-name="Default" table:formula="of:=IF([.BW2]=0; 0; [.BW7]/[.BW2]*100)" office:value-type="float" office:value="89.1891891891892" calcext:value-type="float">
            <text:p>89.1891891891892</text:p>
          </table:table-cell>
          <table:table-cell table:style-name="Default" table:formula="of:=IF([.BX2]=0; 0; [.BX7]/[.BX2]*100)" office:value-type="float" office:value="0" calcext:value-type="float">
            <text:p>0</text:p>
          </table:table-cell>
          <table:table-cell table:style-name="Default" table:formula="of:=IF([.BY2]=0; 0; [.BY7]/[.BY2]*100)" office:value-type="float" office:value="69.8795180722892" calcext:value-type="float">
            <text:p>69.8795180722892</text:p>
          </table:table-cell>
          <table:table-cell table:style-name="Default" table:formula="of:=IF([.BZ2]=0; 0; [.BZ7]/[.BZ2]*100)" office:value-type="float" office:value="83.2151300236407" calcext:value-type="float">
            <text:p>83.2151300236407</text:p>
          </table:table-cell>
          <table:table-cell table:style-name="Default" table:formula="of:=IF([.CA2]=0; 0; [.CA7]/[.CA2]*100)" office:value-type="float" office:value="0" calcext:value-type="float">
            <text:p>0</text:p>
          </table:table-cell>
          <table:table-cell table:style-name="Default" table:formula="of:=IF([.CB2]=0; 0; [.CB7]/[.CB2]*100)" office:value-type="float" office:value="0" calcext:value-type="float">
            <text:p>0</text:p>
          </table:table-cell>
          <table:table-cell table:style-name="Default" table:formula="of:=IF([.CC2]=0; 0; [.CC7]/[.CC2]*100)" office:value-type="float" office:value="96.4912280701754" calcext:value-type="float">
            <text:p>96.4912280701754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оллей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3]=0; 0; [.F8]/[.F3]*100)" office:value-type="float" office:value="95.0276243093923" calcext:value-type="float">
            <text:p>95.0276243093923</text:p>
          </table:table-cell>
          <table:table-cell table:style-name="Default" table:formula="of:=IF([.G3]=0; 0; [.G8]/[.G3]*100)" office:value-type="float" office:value="95.4314720812183" calcext:value-type="float">
            <text:p>95.4314720812183</text:p>
          </table:table-cell>
          <table:table-cell table:style-name="Default" table:formula="of:=IF([.H3]=0; 0; [.H8]/[.H3]*100)" office:value-type="float" office:value="86.6071428571429" calcext:value-type="float">
            <text:p>86.6071428571429</text:p>
          </table:table-cell>
          <table:table-cell table:style-name="Default" table:formula="of:=IF([.I3]=0; 0; [.I8]/[.I3]*100)" office:value-type="float" office:value="58.3333333333333" calcext:value-type="float">
            <text:p>58.3333333333333</text:p>
          </table:table-cell>
          <table:table-cell table:style-name="Default" table:formula="of:=IF([.J3]=0; 0; [.J8]/[.J3]*100)" office:value-type="float" office:value="0" calcext:value-type="float">
            <text:p>0</text:p>
          </table:table-cell>
          <table:table-cell table:style-name="Default" table:formula="of:=IF([.K3]=0; 0; [.K8]/[.K3]*100)" office:value-type="float" office:value="70.5882352941177" calcext:value-type="float">
            <text:p>70.5882352941177</text:p>
          </table:table-cell>
          <table:table-cell table:style-name="Default" table:formula="of:=IF([.L3]=0; 0; [.L8]/[.L3]*100)" office:value-type="float" office:value="61.5384615384615" calcext:value-type="float">
            <text:p>61.5384615384615</text:p>
          </table:table-cell>
          <table:table-cell table:style-name="Default" table:formula="of:=IF([.M3]=0; 0; [.M8]/[.M3]*100)" office:value-type="float" office:value="70.1492537313433" calcext:value-type="float">
            <text:p>70.1492537313433</text:p>
          </table:table-cell>
          <table:table-cell table:style-name="Default" table:formula="of:=IF([.N3]=0; 0; [.N8]/[.N3]*100)" office:value-type="float" office:value="0" calcext:value-type="float">
            <text:p>0</text:p>
          </table:table-cell>
          <table:table-cell table:style-name="Default" table:formula="of:=IF([.O3]=0; 0; [.O8]/[.O3]*100)" office:value-type="float" office:value="0" calcext:value-type="float">
            <text:p>0</text:p>
          </table:table-cell>
          <table:table-cell table:style-name="Default" table:formula="of:=IF([.P3]=0; 0; [.P8]/[.P3]*100)" office:value-type="float" office:value="98.1481481481482" calcext:value-type="float">
            <text:p>98.1481481481482</text:p>
          </table:table-cell>
          <table:table-cell table:style-name="Default" table:formula="of:=IF([.Q3]=0; 0; [.Q8]/[.Q3]*100)" office:value-type="float" office:value="80.6818181818182" calcext:value-type="float">
            <text:p>80.6818181818182</text:p>
          </table:table-cell>
          <table:table-cell table:style-name="Default" table:formula="of:=IF([.R3]=0; 0; [.R8]/[.R3]*100)" office:value-type="float" office:value="92.4528301886793" calcext:value-type="float">
            <text:p>92.4528301886793</text:p>
          </table:table-cell>
          <table:table-cell table:style-name="Default" table:formula="of:=IF([.S3]=0; 0; [.S8]/[.S3]*100)" office:value-type="float" office:value="85.6164383561644" calcext:value-type="float">
            <text:p>85.6164383561644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68.421052631579" calcext:value-type="float">
            <text:p>68.421052631579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98.2456140350877" calcext:value-type="float">
            <text:p>98.2456140350877</text:p>
          </table:table-cell>
          <table:table-cell table:style-name="Default" table:formula="of:=IF([.X3]=0; 0; [.X8]/[.X3]*100)" office:value-type="float" office:value="0" calcext:value-type="float">
            <text:p>0</text:p>
          </table:table-cell>
          <table:table-cell table:style-name="Default" table:formula="of:=IF([.Y3]=0; 0; [.Y8]/[.Y3]*100)" office:value-type="float" office:value="0" calcext:value-type="float">
            <text:p>0</text:p>
          </table:table-cell>
          <table:table-cell table:style-name="Default" table:formula="of:=IF([.Z3]=0; 0; [.Z8]/[.Z3]*100)" office:value-type="float" office:value="83.0188679245283" calcext:value-type="float">
            <text:p>83.0188679245283</text:p>
          </table:table-cell>
          <table:table-cell table:style-name="Default" table:formula="of:=IF([.AA3]=0; 0; [.AA8]/[.AA3]*100)" office:value-type="float" office:value="72.8070175438597" calcext:value-type="float">
            <text:p>72.8070175438597</text:p>
          </table:table-cell>
          <table:table-cell table:style-name="Default" table:formula="of:=IF([.AB3]=0; 0; [.AB8]/[.AB3]*100)" office:value-type="float" office:value="95.3586497890295" calcext:value-type="float">
            <text:p>95.3586497890295</text:p>
          </table:table-cell>
          <table:table-cell table:style-name="Default" table:formula="of:=IF([.AC3]=0; 0; [.AC8]/[.AC3]*100)" office:value-type="float" office:value="72.5490196078431" calcext:value-type="float">
            <text:p>72.5490196078431</text:p>
          </table:table-cell>
          <table:table-cell table:style-name="Default" table:formula="of:=IF([.AD3]=0; 0; [.AD8]/[.AD3]*100)" office:value-type="float" office:value="88.6075949367089" calcext:value-type="float">
            <text:p>88.6075949367089</text:p>
          </table:table-cell>
          <table:table-cell table:style-name="Default" table:formula="of:=IF([.AE3]=0; 0; [.AE8]/[.AE3]*100)" office:value-type="float" office:value="95" calcext:value-type="float">
            <text:p>95</text:p>
          </table:table-cell>
          <table:table-cell table:style-name="Default" table:formula="of:=IF([.AF3]=0; 0; [.AF8]/[.AF3]*100)" office:value-type="float" office:value="93.1818181818182" calcext:value-type="float">
            <text:p>93.1818181818182</text:p>
          </table:table-cell>
          <table:table-cell table:style-name="Default" table:formula="of:=IF([.AG3]=0; 0; [.AG8]/[.AG3]*100)" office:value-type="float" office:value="91.025641025641" calcext:value-type="float">
            <text:p>91.025641025641</text:p>
          </table:table-cell>
          <table:table-cell table:style-name="Default" table:formula="of:=IF([.AH3]=0; 0; [.AH8]/[.AH3]*100)" office:value-type="float" office:value="83.3333333333333" calcext:value-type="float">
            <text:p>83.3333333333333</text:p>
          </table:table-cell>
          <table:table-cell table:style-name="Default" table:formula="of:=IF([.AI3]=0; 0; [.AI8]/[.AI3]*100)" office:value-type="float" office:value="93.3333333333333" calcext:value-type="float">
            <text:p>93.3333333333333</text:p>
          </table:table-cell>
          <table:table-cell table:style-name="Default" table:formula="of:=IF([.AJ3]=0; 0; [.AJ8]/[.AJ3]*100)" office:value-type="float" office:value="93.1818181818182" calcext:value-type="float">
            <text:p>93.1818181818182</text:p>
          </table:table-cell>
          <table:table-cell table:style-name="Default" table:formula="of:=IF([.AK3]=0; 0; [.AK8]/[.AK3]*100)" office:value-type="float" office:value="91.1764705882353" calcext:value-type="float">
            <text:p>91.1764705882353</text:p>
          </table:table-cell>
          <table:table-cell table:style-name="Default" table:formula="of:=IF([.AL3]=0; 0; [.AL8]/[.AL3]*100)" office:value-type="float" office:value="93" calcext:value-type="float">
            <text:p>93</text:p>
          </table:table-cell>
          <table:table-cell table:style-name="Default" table:formula="of:=IF([.AM3]=0; 0; [.AM8]/[.AM3]*100)" office:value-type="float" office:value="100" calcext:value-type="float">
            <text:p>100</text:p>
          </table:table-cell>
          <table:table-cell table:style-name="Default" table:formula="of:=IF([.AN3]=0; 0; [.AN8]/[.AN3]*100)" office:value-type="float" office:value="67.5257731958763" calcext:value-type="float">
            <text:p>67.5257731958763</text:p>
          </table:table-cell>
          <table:table-cell table:style-name="Default" table:formula="of:=IF([.AO3]=0; 0; [.AO8]/[.AO3]*100)" office:value-type="float" office:value="0" calcext:value-type="float">
            <text:p>0</text:p>
          </table:table-cell>
          <table:table-cell table:style-name="Default" table:formula="of:=IF([.AP3]=0; 0; [.AP8]/[.AP3]*100)" office:value-type="float" office:value="89.7058823529412" calcext:value-type="float">
            <text:p>89.7058823529412</text:p>
          </table:table-cell>
          <table:table-cell table:style-name="Default" table:formula="of:=IF([.AQ3]=0; 0; [.AQ8]/[.AQ3]*100)" office:value-type="float" office:value="94.4444444444444" calcext:value-type="float">
            <text:p>94.4444444444444</text:p>
          </table:table-cell>
          <table:table-cell table:style-name="Default" table:formula="of:=IF([.AR3]=0; 0; [.AR8]/[.AR3]*100)" office:value-type="float" office:value="0" calcext:value-type="float">
            <text:p>0</text:p>
          </table:table-cell>
          <table:table-cell table:style-name="Default" table:formula="of:=IF([.AS3]=0; 0; [.AS8]/[.AS3]*100)" office:value-type="float" office:value="99.3150684931507" calcext:value-type="float">
            <text:p>99.3150684931507</text:p>
          </table:table-cell>
          <table:table-cell table:style-name="Default" table:formula="of:=IF([.AT3]=0; 0; [.AT8]/[.AT3]*100)" office:value-type="float" office:value="93.3333333333333" calcext:value-type="float">
            <text:p>93.3333333333333</text:p>
          </table:table-cell>
          <table:table-cell table:style-name="Default" table:formula="of:=IF([.AU3]=0; 0; [.AU8]/[.AU3]*100)" office:value-type="float" office:value="99" calcext:value-type="float">
            <text:p>99</text:p>
          </table:table-cell>
          <table:table-cell table:style-name="Default" table:formula="of:=IF([.AV3]=0; 0; [.AV8]/[.AV3]*100)" office:value-type="float" office:value="80" calcext:value-type="float">
            <text:p>80</text:p>
          </table:table-cell>
          <table:table-cell table:style-name="Default" table:formula="of:=IF([.AW3]=0; 0; [.AW8]/[.AW3]*100)" office:value-type="float" office:value="76.3975155279503" calcext:value-type="float">
            <text:p>76.3975155279503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98.4126984126984" calcext:value-type="float">
            <text:p>98.4126984126984</text:p>
          </table:table-cell>
          <table:table-cell table:style-name="Default" table:formula="of:=IF([.AZ3]=0; 0; [.AZ8]/[.AZ3]*100)" office:value-type="float" office:value="0" calcext:value-type="float">
            <text:p>0</text:p>
          </table:table-cell>
          <table:table-cell table:style-name="Default" table:formula="of:=IF([.BA3]=0; 0; [.BA8]/[.BA3]*100)" office:value-type="float" office:value="0" calcext:value-type="float">
            <text:p>0</text:p>
          </table:table-cell>
          <table:table-cell table:style-name="Default" table:formula="of:=IF([.BB3]=0; 0; [.BB8]/[.BB3]*100)" office:value-type="float" office:value="97.9166666666667" calcext:value-type="float">
            <text:p>97.9166666666667</text:p>
          </table:table-cell>
          <table:table-cell table:style-name="Default" table:formula="of:=IF([.BC3]=0; 0; [.BC8]/[.BC3]*100)" office:value-type="float" office:value="74.4827586206897" calcext:value-type="float">
            <text:p>74.4827586206897</text:p>
          </table:table-cell>
          <table:table-cell table:style-name="Default" table:formula="of:=IF([.BD3]=0; 0; [.BD8]/[.BD3]*100)" office:value-type="float" office:value="71.6981132075472" calcext:value-type="float">
            <text:p>71.6981132075472</text:p>
          </table:table-cell>
          <table:table-cell table:style-name="Default" table:formula="of:=IF([.BE3]=0; 0; [.BE8]/[.BE3]*100)" office:value-type="float" office:value="0" calcext:value-type="float">
            <text:p>0</text:p>
          </table:table-cell>
          <table:table-cell table:style-name="Default" table:formula="of:=IF([.BF3]=0; 0; [.BF8]/[.BF3]*100)" office:value-type="float" office:value="90.6666666666667" calcext:value-type="float">
            <text:p>90.6666666666667</text:p>
          </table:table-cell>
          <table:table-cell table:style-name="Default" table:formula="of:=IF([.BG3]=0; 0; [.BG8]/[.BG3]*100)" office:value-type="float" office:value="98.9795918367347" calcext:value-type="float">
            <text:p>98.9795918367347</text:p>
          </table:table-cell>
          <table:table-cell table:style-name="Default" table:formula="of:=IF([.BH3]=0; 0; [.BH8]/[.BH3]*100)" office:value-type="float" office:value="0" calcext:value-type="float">
            <text:p>0</text:p>
          </table:table-cell>
          <table:table-cell table:style-name="Default" table:formula="of:=IF([.BI3]=0; 0; [.BI8]/[.BI3]*100)" office:value-type="float" office:value="72.1030042918455" calcext:value-type="float">
            <text:p>72.1030042918455</text:p>
          </table:table-cell>
          <table:table-cell table:style-name="Default" table:formula="of:=IF([.BJ3]=0; 0; [.BJ8]/[.BJ3]*100)" office:value-type="float" office:value="73.7373737373737" calcext:value-type="float">
            <text:p>73.7373737373737</text:p>
          </table:table-cell>
          <table:table-cell table:style-name="Default" table:formula="of:=IF([.BK3]=0; 0; [.BK8]/[.BK3]*100)" office:value-type="float" office:value="93.4210526315789" calcext:value-type="float">
            <text:p>93.4210526315789</text:p>
          </table:table-cell>
          <table:table-cell table:style-name="Default" table:formula="of:=IF([.BL3]=0; 0; [.BL8]/[.BL3]*100)" office:value-type="float" office:value="0" calcext:value-type="float">
            <text:p>0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72.6315789473684" calcext:value-type="float">
            <text:p>72.6315789473684</text:p>
          </table:table-cell>
          <table:table-cell table:style-name="Default" table:formula="of:=IF([.BO3]=0; 0; [.BO8]/[.BO3]*100)" office:value-type="float" office:value="0" calcext:value-type="float">
            <text:p>0</text:p>
          </table:table-cell>
          <table:table-cell table:style-name="Default" table:formula="of:=IF([.BP3]=0; 0; [.BP8]/[.BP3]*100)" office:value-type="float" office:value="84.5588235294118" calcext:value-type="float">
            <text:p>84.5588235294118</text:p>
          </table:table-cell>
          <table:table-cell table:style-name="Default" table:formula="of:=IF([.BQ3]=0; 0; [.BQ8]/[.BQ3]*100)" office:value-type="float" office:value="91.4110429447853" calcext:value-type="float">
            <text:p>91.4110429447853</text:p>
          </table:table-cell>
          <table:table-cell table:style-name="Default" table:formula="of:=IF([.BR3]=0; 0; [.BR8]/[.BR3]*100)" office:value-type="float" office:value="40.4255319148936" calcext:value-type="float">
            <text:p>40.4255319148936</text:p>
          </table:table-cell>
          <table:table-cell table:style-name="Default" table:formula="of:=IF([.BS3]=0; 0; [.BS8]/[.BS3]*100)" office:value-type="float" office:value="78.5276073619632" calcext:value-type="float">
            <text:p>78.5276073619632</text:p>
          </table:table-cell>
          <table:table-cell table:style-name="Default" table:formula="of:=IF([.BT3]=0; 0; [.BT8]/[.BT3]*100)" office:value-type="float" office:value="91.8181818181818" calcext:value-type="float">
            <text:p>91.8181818181818</text:p>
          </table:table-cell>
          <table:table-cell table:style-name="Default" table:formula="of:=IF([.BU3]=0; 0; [.BU8]/[.BU3]*100)" office:value-type="float" office:value="67.51269035533" calcext:value-type="float">
            <text:p>67.51269035533</text:p>
          </table:table-cell>
          <table:table-cell table:style-name="Default" table:formula="of:=IF([.BV3]=0; 0; [.BV8]/[.BV3]*100)" office:value-type="float" office:value="95.7219251336899" calcext:value-type="float">
            <text:p>95.7219251336899</text:p>
          </table:table-cell>
          <table:table-cell table:style-name="Default" table:formula="of:=IF([.BW3]=0; 0; [.BW8]/[.BW3]*100)" office:value-type="float" office:value="0" calcext:value-type="float">
            <text:p>0</text:p>
          </table:table-cell>
          <table:table-cell table:style-name="Default" table:formula="of:=IF([.BX3]=0; 0; [.BX8]/[.BX3]*100)" office:value-type="float" office:value="67.2131147540984" calcext:value-type="float">
            <text:p>67.2131147540984</text:p>
          </table:table-cell>
          <table:table-cell table:style-name="Default" table:formula="of:=IF([.BY3]=0; 0; [.BY8]/[.BY3]*100)" office:value-type="float" office:value="89.0995260663507" calcext:value-type="float">
            <text:p>89.0995260663507</text:p>
          </table:table-cell>
          <table:table-cell table:style-name="Default" table:formula="of:=IF([.BZ3]=0; 0; [.BZ8]/[.BZ3]*100)" office:value-type="float" office:value="79.9145299145299" calcext:value-type="float">
            <text:p>79.9145299145299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style-name="Default" table:formula="of:=IF([.CB3]=0; 0; [.CB8]/[.CB3]*100)" office:value-type="float" office:value="0" calcext:value-type="float">
            <text:p>0</text:p>
          </table:table-cell>
          <table:table-cell table:style-name="Default" table:formula="of:=IF([.CC3]=0; 0; [.CC8]/[.CC3]*100)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электр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0" calcext:value-type="float">
            <text:p>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100" calcext:value-type="float">
            <text:p>10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0" calcext:value-type="float">
            <text:p>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style-name="Default" table:formula="of:=IF([.CB4]=0; 0; [.CB9]/[.CB4]*100)" office:value-type="float" office:value="0" calcext:value-type="float">
            <text:p>0</text:p>
          </table:table-cell>
          <table:table-cell table:style-name="Default" table:formula="of:=IF([.CC4]=0; 0; [.CC9]/[.CC4]*100)" office:value-type="float" office:value="100" calcext:value-type="float">
            <text:p>100</text:p>
          </table:table-cell>
        </table:table-row>
        <table:table-row table:style-name="ro2">
          <table:table-cell table:style-name="ce63" office:value-type="string" calcext:value-type="string">
            <text:p>Процент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%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</table:table-row>
        <table:table-row table:style-name="ro2">
          <table:table-cell table:style-name="ce125" office:value-type="string" calcext:value-type="string">
            <text:p>процент исправных вагонов метрополитена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6]=0; 0; [.F11]/[.F6]*100)" office:value-type="float" office:value="92.156862745098" calcext:value-type="float">
            <text:p>92.156862745098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0" calcext:value-type="float">
            <text:p>0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87.1428571428571" calcext:value-type="float">
            <text:p>87.1428571428571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0" calcext:value-type="float">
            <text:p>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100" calcext:value-type="float">
            <text:p>10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0" calcext:value-type="float">
            <text:p>0</text:p>
          </table:table-cell>
          <table:table-cell table:style-name="Default" table:formula="of:=IF([.BX6]=0; 0; [.BX11]/[.BX6]*100)" office:value-type="float" office:value="0" calcext:value-type="float">
            <text:p>0</text:p>
          </table:table-cell>
          <table:table-cell table:style-name="Default" table:formula="of:=IF([.BY6]=0; 0; [.BY11]/[.BY6]*100)" office:value-type="float" office:value="99.2307692307692" calcext:value-type="float">
            <text:p>99.2307692307692</text:p>
          </table:table-cell>
          <table:table-cell table:style-name="Default" table:formula="of:=IF([.BZ6]=0; 0; [.BZ11]/[.BZ6]*100)" office:value-type="float" office:value="80" calcext:value-type="float">
            <text:p>8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style-name="Default" table:formula="of:=IF([.CB6]=0; 0; [.CB11]/[.CB6]*100)" office:value-type="float" office:value="0" calcext:value-type="float">
            <text:p>0</text:p>
          </table:table-cell>
          <table:table-cell table:style-name="Default" table:formula="of:=IF([.CC6]=0; 0; [.CC11]/[.CC6]*10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рабочих автобусов: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– из них О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– из них автобусов С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М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Всег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сег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амвайных вагон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оллей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</table:table-row>
        <table:table-row table:style-name="ro5">
          <table:table-cell table:style-name="ce127" office:value-type="string" calcext:value-type="string">
            <text:p>Средний возраст автобусов (14.03.2021)</text:p>
          </table:table-cell>
          <table:table-cell table:style-name="ce134" office:value-type="string" calcext:value-type="string">
            <text:p>ФОТОБУС/</text:p>
            <text:p>БАСФОТО 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</table:table-row>
        <table:table-row table:style-name="ro2">
          <table:table-cell table:style-name="ce127" office:value-type="string" calcext:value-type="string">
            <text:p>Средний возраст электро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</table:table-row>
        <table:table-row table:style-name="ro2">
          <table:table-cell table:style-name="ce128" office:value-type="string" calcext:value-type="string">
            <text:p>Средний возраст метровагонов (14.03.2021)</text:p>
          </table:table-cell>
          <table:table-cell table:style-name="ce128" office:value-type="string" calcext:value-type="string">
            <text:p>СТТС</text:p>
          </table:table-cell>
          <table:table-cell table:style-name="ce128" office:value-type="string" calcext:value-type="string">
            <text:p>лет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амвайных вагон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оллей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автобусов (14.03.2021)</text:p>
          </table:table-cell>
          <table:table-cell table:style-name="ce129" office:value-type="string" calcext:value-type="string">
            <text:p>ФОТОБУ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электро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30" office:value-type="string" calcext:value-type="string">
            <text:p>Обновленный ПС ГЭТ (31.03.2021)</text:p>
          </table:table-cell>
          <table:table-cell table:style-name="ce130" office:value-type="string" calcext:value-type="string">
            <text:p>СТТ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</table:table-row>
        <table:table-row table:style-name="ro2">
          <table:table-cell table:style-name="ce130" office:value-type="string" calcext:value-type="string">
            <text:p>Обновленный ПС автобус (31.03.2021)</text:p>
          </table:table-cell>
          <table:table-cell table:style-name="ce130" office:value-type="string" calcext:value-type="string">
            <text:p>ФОТОБУ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</table:table-row>
        <table:table-row table:style-name="ro2">
          <table:table-cell table:style-name="ce117" office:value-type="string" calcext:value-type="string">
            <text:p>Доля ТС с низкопольными площадками (без метро)</text:p>
          </table:table-cell>
          <table:table-cell table:style-name="ce117"/>
          <table:table-cell table:style-name="ce117" office:value-type="float" office:value="4.5" calcext:value-type="float">
            <text:p>4.5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</table:table-row>
        <table:table-row table:style-name="ro2">
          <table:table-cell table:style-name="ce117" office:value-type="string" calcext:value-type="string">
            <text:p>Доля ТС большой вместимости</text:p>
          </table:table-cell>
          <table:table-cell table:style-name="ce117"/>
          <table:table-cell table:style-name="ce117" office:value-type="float" office:value="3" calcext:value-type="float">
            <text:p>3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</table:table-row>
        <table:table-row table:style-name="ro2">
          <table:table-cell table:style-name="ce62" office:value-type="string" calcext:value-type="string">
            <text:p>Доля электротранспорта в парке ТС НОТ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</table:table-row>
        <table:table-row table:style-name="ro2">
          <table:table-cell table:style-name="ce62" office:value-type="string" calcext:value-type="string">
            <text:p>Доля рабочего ПС в парке Т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</table:table-row>
        <table:table-row table:style-name="ro2">
          <table:table-cell table:style-name="ce60" office:value-type="string" calcext:value-type="string">
            <text:p>Участие в программе обновления подвижного состава</text:p>
          </table:table-cell>
          <table:table-cell table:style-name="ce60" office:value-type="string" calcext:value-type="string">
            <text:p>да/нет</text:p>
          </table:table-cell>
          <table:table-cell table:style-name="ce60" office:value-type="float" office:value="1" calcext:value-type="float">
            <text:p>1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78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</table:table>
      <table:table table:name="МАРШРУТЫ" table:style-name="ta2">
        <table:table-column table:style-name="co10" table:default-cell-style-name="Default"/>
        <table:table-column table:style-name="co11" table:default-cell-style-name="ce63"/>
        <table:table-column table:style-name="co9" table:default-cell-style-name="ce132"/>
        <table:table-column table:style-name="co9" table:default-cell-style-name="ce136"/>
        <table:table-column table:style-name="co9" table:default-cell-style-name="ce75"/>
        <table:table-column table:style-name="co9" table:number-columns-repeated="2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0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number-columns-repeated="2" table:default-cell-style-name="ce81"/>
        <table:table-column table:style-name="co9" table:number-columns-repeated="5" table:default-cell-style-name="ce84"/>
        <table:table-column table:style-name="co9" table:default-cell-style-name="ce81"/>
        <table:table-column table:style-name="co9" table:number-columns-repeated="19" table:default-cell-style-name="ce84"/>
        <table:table-column table:style-name="co9" table:default-cell-style-name="ce81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201"/>
          <table:table-cell table:style-name="ce201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амвай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оллейбус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автобусных маршрутов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style-name="ce84"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маршрутов всего: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style-name="ce84"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не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office:value-type="string" calcext:value-type="string">
            <text:p>посчитал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[.F7]/([.F6]+[.F7])" office:value-type="float" office:value="0" calcext:value-type="float">
            <text:p>0</text:p>
          </table:table-cell>
          <table:table-cell table:style-name="Default" table:formula="of:=[.G7]/([.G6]+[.G7])" office:value-type="float" office:value="0.166666666666667" calcext:value-type="float">
            <text:p>0.166666666666667</text:p>
          </table:table-cell>
          <table:table-cell table:style-name="Default" table:formula="of:=[.H7]/([.H6]+[.H7])" office:value-type="float" office:value="0.306930693069307" calcext:value-type="float">
            <text:p>0.306930693069307</text:p>
          </table:table-cell>
          <table:table-cell table:style-name="Default" table:formula="of:=[.I7]/([.I6]+[.I7])" office:value-type="float" office:value="0.480769230769231" calcext:value-type="float">
            <text:p>0.480769230769231</text:p>
          </table:table-cell>
          <table:table-cell table:style-name="Default" table:formula="of:=[.J7]/([.J6]+[.J7])" office:value-type="float" office:value="1" calcext:value-type="float">
            <text:p>1</text:p>
          </table:table-cell>
          <table:table-cell table:style-name="Default" table:formula="of:=[.K7]/([.K6]+[.K7])" office:value-type="float" office:value="1" calcext:value-type="float">
            <text:p>1</text:p>
          </table:table-cell>
          <table:table-cell table:style-name="Default" table:formula="of:=[.L7]/([.L6]+[.L7])" office:value-type="float" office:value="0.15625" calcext:value-type="float">
            <text:p>0.15625</text:p>
          </table:table-cell>
          <table:table-cell table:style-name="Default" table:formula="of:=[.M7]/([.M6]+[.M7])" office:value-type="float" office:value="0.102564102564103" calcext:value-type="float">
            <text:p>0.102564102564103</text:p>
          </table:table-cell>
          <table:table-cell table:style-name="Default" table:formula="of:=[.N7]/([.N6]+[.N7])" office:value-type="float" office:value="1" calcext:value-type="float">
            <text:p>1</text:p>
          </table:table-cell>
          <table:table-cell table:style-name="Default" table:formula="of:=[.O7]/([.O6]+[.O7])" office:value-type="float" office:value="0.934782608695652" calcext:value-type="float">
            <text:p>0.934782608695652</text:p>
          </table:table-cell>
          <table:table-cell table:style-name="Default" table:formula="of:=[.P7]/([.P6]+[.P7])" office:value-type="float" office:value="0.387096774193548" calcext:value-type="float">
            <text:p>0.387096774193548</text:p>
          </table:table-cell>
          <table:table-cell table:style-name="Default" table:formula="of:=[.Q7]/([.Q6]+[.Q7])" office:value-type="float" office:value="0.739130434782609" calcext:value-type="float">
            <text:p>0.739130434782609</text:p>
          </table:table-cell>
          <table:table-cell table:style-name="Default" table:formula="of:=[.R7]/([.R6]+[.R7])" office:value-type="float" office:value="0.0238095238095238" calcext:value-type="float">
            <text:p>0.0238095238095238</text:p>
          </table:table-cell>
          <table:table-cell table:style-name="Default" table:formula="of:=[.S7]/([.S6]+[.S7])" office:value-type="float" office:value="1" calcext:value-type="float">
            <text:p>1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.8" calcext:value-type="float">
            <text:p>0.8</text:p>
          </table:table-cell>
          <table:table-cell table:style-name="Default" table:formula="of:=[.V7]/([.V6]+[.V7])" office:value-type="float" office:value="0" calcext:value-type="float">
            <text:p>0</text:p>
          </table:table-cell>
          <table:table-cell table:style-name="Default" table:formula="of:=[.W7]/([.W6]+[.W7])" office:value-type="float" office:value="0" calcext:value-type="float">
            <text:p>0</text:p>
          </table:table-cell>
          <table:table-cell table:style-name="Default" table:formula="of:=[.X7]/([.X6]+[.X7])" office:value-type="float" office:value="0.222222222222222" calcext:value-type="float">
            <text:p>0.222222222222222</text:p>
          </table:table-cell>
          <table:table-cell table:style-name="Default" table:formula="of:=[.Y7]/([.Y6]+[.Y7])" office:value-type="float" office:value="0.0853658536585366" calcext:value-type="float">
            <text:p>0.0853658536585366</text:p>
          </table:table-cell>
          <table:table-cell table:style-name="Default" table:formula="of:=[.Z7]/([.Z6]+[.Z7])" office:value-type="float" office:value="0.722222222222222" calcext:value-type="float">
            <text:p>0.722222222222222</text:p>
          </table:table-cell>
          <table:table-cell table:style-name="Default" table:formula="of:=[.AA7]/([.AA6]+[.AA7])" office:value-type="float" office:value="0.386363636363636" calcext:value-type="float">
            <text:p>0.386363636363636</text:p>
          </table:table-cell>
          <table:table-cell table:style-name="Default" table:formula="of:=[.AB7]/([.AB6]+[.AB7])" office:value-type="float" office:value="0.0172413793103448" calcext:value-type="float">
            <text:p>0.0172413793103448</text:p>
          </table:table-cell>
          <table:table-cell table:style-name="Default" table:formula="of:=[.AC7]/([.AC6]+[.AC7])" office:value-type="float" office:value="0" calcext:value-type="float">
            <text:p>0</text:p>
          </table:table-cell>
          <table:table-cell table:style-name="Default" table:formula="of:=[.AD7]/([.AD6]+[.AD7])" office:value-type="float" office:value="0.548780487804878" calcext:value-type="float">
            <text:p>0.548780487804878</text:p>
          </table:table-cell>
          <table:table-cell table:style-name="Default" table:formula="of:=[.AE7]/([.AE6]+[.AE7])" office:value-type="float" office:value="0.343283582089552" calcext:value-type="float">
            <text:p>0.343283582089552</text:p>
          </table:table-cell>
          <table:table-cell table:style-name="Default" table:formula="of:=[.AF7]/([.AF6]+[.AF7])" office:value-type="float" office:value="0.602564102564102" calcext:value-type="float">
            <text:p>0.602564102564102</text:p>
          </table:table-cell>
          <table:table-cell table:style-name="Default" table:formula="of:=[.AG7]/([.AG6]+[.AG7])" office:value-type="float" office:value="0.471910112359551" calcext:value-type="float">
            <text:p>0.471910112359551</text:p>
          </table:table-cell>
          <table:table-cell table:style-name="Default" table:formula="of:=[.AH7]/([.AH6]+[.AH7])" office:value-type="float" office:value="0.790322580645161" calcext:value-type="float">
            <text:p>0.790322580645161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.887323943661972" calcext:value-type="float">
            <text:p>0.887323943661972</text:p>
          </table:table-cell>
          <table:table-cell table:style-name="Default" table:formula="of:=[.AK7]/([.AK6]+[.AK7])" office:value-type="float" office:value="0" calcext:value-type="float">
            <text:p>0</text:p>
          </table:table-cell>
          <table:table-cell table:style-name="Default" table:formula="of:=[.AL7]/([.AL6]+[.AL7])" office:value-type="float" office:value="0" calcext:value-type="float">
            <text:p>0</text:p>
          </table:table-cell>
          <table:table-cell table:style-name="Default" table:formula="of:=[.AM7]/([.AM6]+[.AM7])" office:value-type="float" office:value="0.0192307692307692" calcext:value-type="float">
            <text:p>0.0192307692307692</text:p>
          </table:table-cell>
          <table:table-cell table:style-name="Default" table:formula="of:=[.AN7]/([.AN6]+[.AN7])" office:value-type="float" office:value="0.484375" calcext:value-type="float">
            <text:p>0.484375</text:p>
          </table:table-cell>
          <table:table-cell table:style-name="Default" table:formula="of:=[.AO7]/([.AO6]+[.AO7])" office:value-type="float" office:value="0.946666666666667" calcext:value-type="float">
            <text:p>0.946666666666667</text:p>
          </table:table-cell>
          <table:table-cell table:style-name="Default" table:formula="of:=[.AP7]/([.AP6]+[.AP7])" office:value-type="float" office:value="0.898305084745763" calcext:value-type="float">
            <text:p>0.898305084745763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" calcext:value-type="float">
            <text:p>0</text:p>
          </table:table-cell>
          <table:table-cell table:style-name="Default" table:formula="of:=[.AT7]/([.AT6]+[.AT7])" office:value-type="float" office:value="0" calcext:value-type="float">
            <text:p>0</text:p>
          </table:table-cell>
          <table:table-cell table:style-name="Default" table:formula="of:=[.AU7]/([.AU6]+[.AU7])" office:value-type="float" office:value="0.326315789473684" calcext:value-type="float">
            <text:p>0.326315789473684</text:p>
          </table:table-cell>
          <table:table-cell table:style-name="Default" table:formula="of:=[.AV7]/([.AV6]+[.AV7])" office:value-type="float" office:value="0.647619047619048" calcext:value-type="float">
            <text:p>0.647619047619048</text:p>
          </table:table-cell>
          <table:table-cell table:style-name="Default" table:formula="of:=[.AW7]/([.AW6]+[.AW7])" office:value-type="float" office:value="0.0099009900990099" calcext:value-type="float">
            <text:p>0.0099009900990099</text:p>
          </table:table-cell>
          <table:table-cell table:style-name="Default" table:formula="of:=[.AX7]/([.AX6]+[.AX7])" office:value-type="float" office:value="0.456140350877193" calcext:value-type="float">
            <text:p>0.456140350877193</text:p>
          </table:table-cell>
          <table:table-cell table:style-name="Default" table:formula="of:=[.AY7]/([.AY6]+[.AY7])" office:value-type="float" office:value="1" calcext:value-type="float">
            <text:p>1</text:p>
          </table:table-cell>
          <table:table-cell table:style-name="Default" table:formula="of:=[.AZ7]/([.AZ6]+[.AZ7])" office:value-type="float" office:value="0.0434782608695652" calcext:value-type="float">
            <text:p>0.0434782608695652</text:p>
          </table:table-cell>
          <table:table-cell table:style-name="Default" table:formula="of:=[.BA7]/([.BA6]+[.BA7])" office:value-type="float" office:value="0.473684210526316" calcext:value-type="float">
            <text:p>0.473684210526316</text:p>
          </table:table-cell>
          <table:table-cell table:style-name="Default" table:formula="of:=[.BB7]/([.BB6]+[.BB7])" office:value-type="float" office:value="0.351351351351351" calcext:value-type="float">
            <text:p>0.351351351351351</text:p>
          </table:table-cell>
          <table:table-cell table:style-name="Default" table:formula="of:=[.BC7]/([.BC6]+[.BC7])" office:value-type="float" office:value="0.760869565217391" calcext:value-type="float">
            <text:p>0.760869565217391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727272727272727" calcext:value-type="float">
            <text:p>0.727272727272727</text:p>
          </table:table-cell>
          <table:table-cell table:style-name="Default" table:formula="of:=[.BF7]/([.BF6]+[.BF7])" office:value-type="float" office:value="0" calcext:value-type="float">
            <text:p>0</text:p>
          </table:table-cell>
          <table:table-cell table:style-name="Default" table:formula="of:=[.BG7]/([.BG6]+[.BG7])" office:value-type="float" office:value="0.837209302325581" calcext:value-type="float">
            <text:p>0.837209302325581</text:p>
          </table:table-cell>
          <table:table-cell table:style-name="Default" table:formula="of:=[.BH7]/([.BH6]+[.BH7])" office:value-type="float" office:value="0.0606060606060606" calcext:value-type="float">
            <text:p>0.0606060606060606</text:p>
          </table:table-cell>
          <table:table-cell table:style-name="Default" table:formula="of:=[.BI7]/([.BI6]+[.BI7])" office:value-type="float" office:value="0" calcext:value-type="float">
            <text:p>0</text:p>
          </table:table-cell>
          <table:table-cell table:style-name="Default" table:formula="of:=[.BJ7]/([.BJ6]+[.BJ7])" office:value-type="float" office:value="0" calcext:value-type="float">
            <text:p>0</text:p>
          </table:table-cell>
          <table:table-cell table:style-name="Default" table:formula="of:=[.BK7]/([.BK6]+[.BK7])" office:value-type="float" office:value="0.53030303030303" calcext:value-type="float">
            <text:p>0.53030303030303</text:p>
          </table:table-cell>
          <table:table-cell table:style-name="Default" table:formula="of:=[.BL7]/([.BL6]+[.BL7])" office:value-type="float" office:value="0.447368421052632" calcext:value-type="float">
            <text:p>0.447368421052632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48936170212766" calcext:value-type="float">
            <text:p>0.48936170212766</text:p>
          </table:table-cell>
          <table:table-cell table:style-name="Default" table:formula="of:=[.BO7]/([.BO6]+[.BO7])" office:value-type="float" office:value="0" calcext:value-type="float">
            <text:p>0</text:p>
          </table:table-cell>
          <table:table-cell table:style-name="Default" table:formula="of:=[.BP7]/([.BP6]+[.BP7])" office:value-type="float" office:value="0.388489208633094" calcext:value-type="float">
            <text:p>0.388489208633094</text:p>
          </table:table-cell>
          <table:table-cell table:style-name="Default" table:formula="of:=[.BQ7]/([.BQ6]+[.BQ7])" office:value-type="float" office:value="0.526315789473684" calcext:value-type="float">
            <text:p>0.526315789473684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516483516483517" calcext:value-type="float">
            <text:p>0.516483516483517</text:p>
          </table:table-cell>
          <table:table-cell table:style-name="Default" table:formula="of:=[.BT7]/([.BT6]+[.BT7])" office:value-type="float" office:value="0" calcext:value-type="float">
            <text:p>0</text:p>
          </table:table-cell>
          <table:table-cell table:style-name="Default" table:formula="of:=[.BU7]/([.BU6]+[.BU7])" office:value-type="float" office:value="0.450704225352113" calcext:value-type="float">
            <text:p>0.450704225352113</text:p>
          </table:table-cell>
          <table:table-cell table:style-name="Default" table:formula="of:=[.BV7]/([.BV6]+[.BV7])" office:value-type="float" office:value="0.964285714285714" calcext:value-type="float">
            <text:p>0.964285714285714</text:p>
          </table:table-cell>
          <table:table-cell table:style-name="Default" table:formula="of:=[.BW7]/([.BW6]+[.BW7])" office:value-type="float" office:value="0" calcext:value-type="float">
            <text:p>0</text:p>
          </table:table-cell>
          <table:table-cell table:style-name="Default" table:formula="of:=[.BX7]/([.BX6]+[.BX7])" office:value-type="float" office:value="0" calcext:value-type="float">
            <text:p>0</text:p>
          </table:table-cell>
          <table:table-cell table:style-name="Default" table:formula="of:=[.BY7]/([.BY6]+[.BY7])" office:value-type="float" office:value="0.279661016949152" calcext:value-type="float">
            <text:p>0.279661016949152</text:p>
          </table:table-cell>
          <table:table-cell table:style-name="Default" table:formula="of:=[.BZ7]/([.BZ6]+[.BZ7])" office:value-type="float" office:value="0.223214285714286" calcext:value-type="float">
            <text:p>0.223214285714286</text:p>
          </table:table-cell>
          <table:table-cell table:style-name="Default" table:formula="of:=[.CA7]/([.CA6]+[.CA7])" office:value-type="float" office:value="0" calcext:value-type="float">
            <text:p>0</text:p>
          </table:table-cell>
          <table:table-cell table:style-name="Default" table:formula="of:=[.CB7]/([.CB6]+[.CB7])" office:value-type="float" office:value="0" calcext:value-type="float">
            <text:p>0</text:p>
          </table:table-cell>
          <table:table-cell table:style-name="Default" table:formula="of:=[.CC7]/([.CC6]+[.CC7])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амвай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оллей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авто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5">
          <table:table-cell table:style-name="ce133" office:value-type="string" calcext:value-type="string">
            <text:p>Длина суще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5">
          <table:table-cell table:style-name="ce218" office:value-type="string" calcext:value-type="string">
            <text:p>Длина дей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5">
          <table:table-cell table:style-name="ce133" office:value-type="string" calcext:value-type="string">
            <text:p>Длина суще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5">
          <table:table-cell table:style-name="ce218" office:value-type="string" calcext:value-type="string">
            <text:p>Длина дей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32" office:value-type="string" calcext:value-type="string">
            <text:p>Суммарная длина выделенных полос нерельсового ОТ</text:p>
          </table:table-cell>
          <table:table-cell table:style-name="ce132" office:value-type="string" calcext:value-type="string">
            <text:p>Buslanes.ru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table:style-name="ce219" office:value-type="string" calcext:value-type="string">
            <text:p>Процент обособления трамвайных путей</text:p>
          </table:table-cell>
          <table:table-cell table:style-name="ce219" office:value-type="string" calcext:value-type="string">
            <text:p>Tramlanes.ru</text:p>
          </table:table-cell>
          <table:table-cell table:style-name="ce219" office:value-type="string" calcext:value-type="string">
            <text:p>%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office:value-type="string" calcext:value-type="string">
            <text:p><text:s/>***перспективные атрибуты по ВП, обсуждается (???)</text:p>
          </table:table-cell>
          <table:table-cell table:style-name="Default" table:number-columns-repeated="80"/>
        </table:table-row>
        <table:table-row table:style-name="ro2">
          <table:table-cell table:style-name="ce220" office:value-type="string" calcext:value-type="string">
            <text:p>Коэффициент использования трамвай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220" office:value-type="string" calcext:value-type="string">
            <text:p>Коэффициент использования троллейбус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средней загрузки (???)</text:p>
          </table:table-cell>
          <table:table-cell table:style-name="Default" table:number-columns-repeated="80"/>
        </table:table-row>
        <table:table-row table:style-name="ro2">
          <table:table-cell table:style-name="ce126" office:value-type="string" calcext:value-type="string">
            <text:p>Количество сегментов, работающих в режиме повышенной нагрузки (???)</text:p>
          </table:table-cell>
          <table:table-cell table:style-name="ce126" table:number-columns-repeated="2"/>
          <table:table-cell table:number-columns-repeated="2"/>
          <table:table-cell table:style-name="ce238"/>
          <table:table-cell table:style-name="ce143" table:number-columns-repeated="21"/>
          <table:table-cell table:style-name="ce238"/>
          <table:table-cell table:style-name="ce143" table:number-columns-repeated="39"/>
          <table:table-cell table:style-name="ce238"/>
          <table:table-cell table:style-name="ce143" table:number-columns-repeated="4"/>
          <table:table-cell table:style-name="ce238"/>
          <table:table-cell table:style-name="ce143" table:number-columns-repeated="3"/>
          <table:table-cell table:style-name="ce238" table:number-columns-repeated="2"/>
          <table:table-cell table:style-name="ce143" table:number-columns-repeated="3"/>
        </table:table-row>
        <table:table-row table:style-name="ro2">
          <table:table-cell table:style-name="ce221" office:value-type="string" calcext:value-type="string">
            <text:p>Среднее время ожидания ТС на остановке</text:p>
          </table:table-cell>
          <table:table-cell table:style-name="ce221" office:value-type="string" calcext:value-type="string">
            <text:p>VISUM</text:p>
          </table:table-cell>
          <table:table-cell table:style-name="ce221" office:value-type="string" calcext:value-type="string">
            <text:p>мин.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2">
          <table:table-cell table:style-name="ce222" office:value-type="string" calcext:value-type="string">
            <text:p>Среднее время ожидания конкретного маршрута</text:p>
          </table:table-cell>
          <table:table-cell table:style-name="ce222" office:value-type="string" calcext:value-type="string">
            <text:p>VISUM</text:p>
          </table:table-cell>
          <table:table-cell table:style-name="ce222" office:value-type="string" calcext:value-type="string">
            <text:p>мин.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223" office:value-type="string" calcext:value-type="string">
            <text:p>Маршрутный коэффициент</text:p>
          </table:table-cell>
          <table:table-cell table:style-name="ce223" office:value-type="string" calcext:value-type="string">
            <text:p>VISUM</text:p>
          </table:table-cell>
          <table:table-cell table:style-name="ce223" office:value-type="string" calcext:value-type="string">
            <text:p>-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office:value-type="string" calcext:value-type="string">
            <text:p><text:s/>Коэффициент непрямолинейности маршрутов НОТ (???)</text:p>
          </table:table-cell>
          <table:table-cell table:style-name="Default" table:number-columns-repeated="80"/>
        </table:table-row>
        <table:table-row table:style-name="ro2">
          <table:table-cell table:style-name="ce62" office:value-type="string" calcext:value-type="string">
            <text:p>Наличие официального/неофициального транспортного приложения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Доступность информации о движении ОТ</text:p>
            <text:p>в режиме реального времени через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table:style-name="ce62" office:value-type="string" calcext:value-type="string">
            <text:p>Наличие сайта с расписаниями движения транспорта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4" office:value-type="string" calcext:value-type="string">
            <text:p>Наличие карт-схем маршрутной сети в сети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2">
          <table:table-cell table:style-name="ce224" office:value-type="string" calcext:value-type="string">
            <text:p>Фирменный стиль общественного транспорта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</table:table>
      <table:table table:name="ТАРИФНАЯ СИСТЕМА" table:style-name="ta2">
        <table:table-column table:style-name="co12" table:default-cell-style-name="ce133"/>
        <table:table-column table:style-name="co9" table:number-columns-repeated="2" table:default-cell-style-name="ce63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201"/>
          <table:table-cell table:style-name="ce201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277" office:value-type="string" calcext:value-type="string">
            <text:p>Средняя заработная плата (Росстат, 08.2020)</text:p>
          </table:table-cell>
          <table:table-cell table:style-name="ce277" office:value-type="string" calcext:value-type="string">
            <text:p>Росстат</text:p>
          </table:table-cell>
          <table:table-cell table:style-name="ce277" office:value-type="string" calcext:value-type="string">
            <text:p>руб.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126" office:value-type="string" calcext:value-type="string">
            <text:p>Среднедушевые доходы населения (Росстат, 2019, оценка 08.2020)</text:p>
          </table:table-cell>
          <table:table-cell table:style-name="ce126" office:value-type="string" calcext:value-type="string">
            <text:p>Росстат</text:p>
          </table:table-cell>
          <table:table-cell table:style-name="ce126" office:value-type="string" calcext:value-type="string">
            <text:p>руб.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5">
          <table:table-cell office:value-type="string" calcext:value-type="string">
            <text:p>Стоимость проездного билета на все виды транспорта</text:p>
            <text:p>(или наиболее широкий тип проездного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б.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5">
          <table:table-cell table:style-name="ce218" office:value-type="string" calcext:value-type="string">
            <text:p>Отношение стоимости месячного проездного на ОТ</text:p>
            <text:p>к среднедушевым доходам населения</text:p>
          </table:table-cell>
          <table:table-cell table:style-name="ce218" office:value-type="string" calcext:value-type="string">
            <text:p>-</text:p>
          </table:table-cell>
          <table:table-cell table:style-name="ce132" office:value-type="string" calcext:value-type="string">
            <text:p>%</text:p>
          </table:table-cell>
          <table:table-cell table:style-name="ce280" office:value-type="float" office:value="4.4" calcext:value-type="float">
            <text:p>4.4</text:p>
          </table:table-cell>
          <table:table-cell table:style-name="ce282" office:value-type="float" office:value="7" calcext:value-type="float">
            <text:p>7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office:value-type="string" calcext:value-type="string">
            <text:p>Открытые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Количество маршрутов в системе пересадочного билета</text:p>
          </table:table-cell>
          <table:table-cell office:value-type="string" calcext:value-type="string">
            <text:p>Открытые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style-name="Default" office:value-type="string" calcext:value-type="string">
            <text:p>Социально - ориентированный тариф (???)</text:p>
          </table:table-cell>
          <table:table-cell table:style-name="Default" table:number-columns-repeated="80"/>
        </table:table-row>
        <table:table-row table:style-name="ro2">
          <table:table-cell table:style-name="ce132" office:value-type="string" calcext:value-type="string">
            <text:p>Стоимость разового билета на проезд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string" calcext:value-type="string">
            <text:p>руб.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Default" office:value-type="string" calcext:value-type="string">
            <text:p>Стоимость проезда с учетом максимальной скидки (???)</text:p>
          </table:table-cell>
          <table:table-cell table:style-name="Default" table:number-columns-repeated="80"/>
        </table:table-row>
        <table:table-row table:style-name="ro2">
          <table:table-cell table:style-name="ce63" office:value-type="string" calcext:value-type="string">
            <text:p>Стоимость пересадочного тариф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б.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78" office:value-type="string" calcext:value-type="string">
            <text:p>Наличие универсальной транспортной карты</text:p>
          </table:table-cell>
          <table:table-cell table:number-columns-repeated="2" table:style-name="ce278" office:value-type="string" calcext:value-type="string">
            <text:p>-</text:p>
          </table:table-cell>
          <table:table-cell table:style-name="ce281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Возможность дистанционного пополнения баланса</text:p>
            <text:p>и/или записи билетов на транспортную карту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Возможность оплаты проезда внутри ТС</text:p>
            <text:p>с помощью мобильных устройств или банковских кар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79" office:value-type="string" calcext:value-type="string">
            <text:p>Наличие пересадочного (повремённого) тарифа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table:style-name="ce279" office:value-type="string" calcext:value-type="string">
            <text:p>Наличие тарифа на сутки и более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table:style-name="ce279" office:value-type="string" calcext:value-type="string">
            <text:p>Наличие проездных билетов на длительный срок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6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6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6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1:08:05.21852640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18T11:33:26.743223250</dc:date>
    <meta:editing-duration>PT2H46M43S</meta:editing-duration>
    <meta:editing-cycles>41</meta:editing-cycles>
    <meta:document-statistic meta:table-count="5" meta:cell-count="9287" meta:object-count="0"/>
  </office:meta>
</office:document-meta>
</file>